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ud</text:p>
          </table:table-cell>
          <table:table-cell office:value-type="string" calcext:value-type="string">
            <text:p>FREQ</text:p>
          </table:table-cell>
          <table:table-cell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4000000" calcext:value-type="float">
            <text:p>4000000</text:p>
          </table:table-cell>
          <table:table-cell table:formula="of:=ROUND(65536*(1-16*([.A3]/[.B3]));0)" office:value-type="float" office:value="35337" calcext:value-type="float">
            <text:p>35337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4000000" calcext:value-type="float">
            <text:p>4000000</text:p>
          </table:table-cell>
          <table:table-cell table:formula="of:=ROUND(65536*(1-16*([.A4]/[.B4]));0)" office:value-type="float" office:value="50437" calcext:value-type="float">
            <text:p>50437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000000" calcext:value-type="float">
            <text:p>4000000</text:p>
          </table:table-cell>
          <table:table-cell table:formula="of:=ROUND(65536*(1-16*([.A5]/[.B5]));0)" office:value-type="float" office:value="60503" calcext:value-type="float">
            <text:p>60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0:35:30.117000000</meta:creation-date>
    <dc:date>2018-05-06T20:44:59.392000000</dc:date>
    <meta:editing-duration>PT9M29S</meta:editing-duration>
    <meta:editing-cycles>1</meta:editing-cycles>
    <meta:document-statistic meta:table-count="1" meta:cell-count="11" meta:object-count="0"/>
    <meta:generator>LibreOffice/5.2.5.1$Windows_x86 LibreOffice_project/0312e1a284a7d50ca85a365c316c7abbf20a4d22</meta:generator>
  </office:meta>
</office:document-meta>
</file>